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f4d" officeooo:paragraph-rsid="001dcf4d"/>
    </style:style>
    <style:style style:name="P2" style:family="paragraph" style:parent-style-name="Standard">
      <style:text-properties officeooo:paragraph-rsid="001dcf4d"/>
    </style:style>
    <style:style style:name="P3" style:family="paragraph" style:parent-style-name="Standard">
      <style:text-properties officeooo:rsid="001e20c6" officeooo:paragraph-rsid="001e20c6"/>
    </style:style>
    <style:style style:name="P4" style:family="paragraph" style:parent-style-name="Standard">
      <style:text-properties officeooo:rsid="00215b90" officeooo:paragraph-rsid="00215b90"/>
    </style:style>
    <style:style style:name="P5" style:family="paragraph" style:parent-style-name="Standard">
      <style:text-properties officeooo:rsid="00215b90" officeooo:paragraph-rsid="00234d55"/>
    </style:style>
    <style:style style:name="P6" style:family="paragraph" style:parent-style-name="Standard">
      <style:text-properties officeooo:rsid="0024adb9" officeooo:paragraph-rsid="0024adb9"/>
    </style:style>
    <style:style style:name="P7" style:family="paragraph" style:parent-style-name="Standard">
      <style:text-properties style:font-name="sans-serif" fo:font-size="12.75pt" officeooo:paragraph-rsid="001dcf4d"/>
    </style:style>
    <style:style style:name="P8" style:family="paragraph" style:parent-style-name="Standard">
      <style:text-properties style:font-name="sans-serif" fo:font-size="12.75pt" officeooo:rsid="001e20c6" officeooo:paragraph-rsid="001e20c6"/>
    </style:style>
    <style:style style:name="P9" style:family="paragraph" style:parent-style-name="Standard">
      <style:text-properties style:font-name="sans-serif" fo:font-size="12.75pt" officeooo:rsid="001fd18c" officeooo:paragraph-rsid="001e20c6"/>
    </style:style>
    <style:style style:name="P10" style:family="paragraph" style:parent-style-name="Standard">
      <style:text-properties style:font-name="sans-serif" fo:font-size="12.75pt" officeooo:rsid="001fdace" officeooo:paragraph-rsid="001fdace"/>
    </style:style>
    <style:style style:name="P11" style:family="paragraph" style:parent-style-name="Standard">
      <style:text-properties style:font-name="sans-serif" fo:font-size="12.75pt" officeooo:rsid="00215b90" officeooo:paragraph-rsid="00215b90"/>
    </style:style>
    <style:style style:name="P12" style:family="paragraph" style:parent-style-name="Standard">
      <style:text-properties style:font-name="sans-serif" fo:font-size="12.75pt" officeooo:rsid="00234d55" officeooo:paragraph-rsid="00234d55"/>
    </style:style>
    <style:style style:name="P13" style:family="paragraph" style:parent-style-name="Standard">
      <style:text-properties style:font-name="sans-serif" fo:font-size="12.75pt" officeooo:rsid="0024adb9" officeooo:paragraph-rsid="0024adb9"/>
    </style:style>
    <style:style style:name="P14" style:family="paragraph" style:parent-style-name="Standard">
      <style:text-properties style:font-name="sans-serif" fo:font-size="12.75pt" officeooo:rsid="002ab740" officeooo:paragraph-rsid="002ab740"/>
    </style:style>
    <style:style style:name="P15" style:family="paragraph" style:parent-style-name="Standard">
      <style:text-properties fo:color="#6a9955" style:font-name="Droid Sans Mono" fo:font-size="10.5pt" fo:font-weight="normal" officeooo:rsid="002f8a52" officeooo:paragraph-rsid="002f8a52" fo:background-color="#1e1e1e"/>
    </style:style>
    <style:style style:name="P16" style:family="paragraph" style:parent-style-name="Standard">
      <style:text-properties style:font-name="sans-serif" fo:font-size="12.75pt" officeooo:rsid="002f8a52" officeooo:paragraph-rsid="002f8a52"/>
    </style:style>
    <style:style style:name="P17" style:family="paragraph" style:parent-style-name="Standard">
      <style:text-properties style:font-name="sans-serif" fo:font-size="12.75pt" fo:font-weight="bold" officeooo:rsid="002f8a52" officeooo:paragraph-rsid="002f8a52" style:font-weight-asian="bold" style:font-weight-complex="bold"/>
    </style:style>
    <style:style style:name="T1" style:family="text">
      <style:text-properties style:font-name="sans-serif" fo:font-size="12.75pt"/>
    </style:style>
    <style:style style:name="T2" style:family="text">
      <style:text-properties style:font-name="sans-serif" fo:font-size="12.75pt" fo:font-weight="bold" style:font-weight-asian="bold" style:font-weight-complex="bold"/>
    </style:style>
    <style:style style:name="T3" style:family="text">
      <style:text-properties style:font-name="sans-serif" fo:font-size="12.75pt" fo:font-weight="bold" officeooo:rsid="001fd18c" style:font-weight-asian="bold" style:font-weight-complex="bold"/>
    </style:style>
    <style:style style:name="T4" style:family="text">
      <style:text-properties style:font-name="sans-serif" fo:font-size="12.75pt" officeooo:rsid="001fd18c"/>
    </style:style>
    <style:style style:name="T5" style:family="text">
      <style:text-properties style:font-name="sans-serif" fo:font-size="12.75pt" officeooo:rsid="00234d55"/>
    </style:style>
    <style:style style:name="T6" style:family="text">
      <style:text-properties style:font-name="sans-serif" fo:font-size="12.75pt" officeooo:rsid="0026951c"/>
    </style:style>
    <style:style style:name="T7" style:family="text">
      <style:text-properties officeooo:rsid="002a00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s</text:p>
      <text:p text:style-name="P1"><text:tab/>Pre lab</text:p>
      <text:p text:style-name="P1"><text:tab/>2 weeks per lab</text:p>
      <text:p text:style-name="P1"><text:tab/>report/presentation due 1 week after lab</text:p>
      <text:p text:style-name="P1"><text:tab/><text:tab/>be ready to answer questions</text:p>
      <text:p text:style-name="P1"><text:tab/>upload pre-lab, post-lab in pdf and source code</text:p>
      <text:p text:style-name="P1"/>
      <text:p text:style-name="P1">Post Lab format</text:p>
      <text:p text:style-name="P2"><text:span text:style-name="T2">Objectives and Lab Description:</text:span><text:span text:style-name="T1">Describe what the goal of the lab was, i.e. the objectives, what you needed to accomplish. Provide a brief, general description of the lab assignment.<text:tab/><text:tab/><text:tab/><text:tab/><text:tab/><text:tab/></text:span><text:span text:style-name="T2">5pts</text:span></text:p>
      <text:p text:style-name="P7"/>
      <text:p text:style-name="P2"><text:span text:style-name="T2">Implementation:</text:span><text:span text:style-name="T1">In this section you explain what you did and why you did it that way. It should contain a flowchart of your program(s).<text:tab/><text:tab/></text:span><text:span text:style-name="T2">10pts</text:span></text:p>
      <text:p text:style-name="P7"/>
      <text:p text:style-name="P7"/>
      <text:p text:style-name="P2"><text:span text:style-name="T2">Experiments and Results:</text:span><text:span text:style-name="T1">Here you describe the tests that you did and present the results that you obtained. How did you make sure that your program was working properly? What cases did you try? How many times did you run your program(s)? How did you divide the work? In addition to describing your results, you can/should include tables, charts, snapshots, etc. Be sure to include statistics, when appropriate.<text:tab/><text:tab/><text:tab/><text:tab/></text:span><text:span text:style-name="T2">15pts</text:span></text:p>
      <text:p text:style-name="P7"/>
      <text:p text:style-name="P2"><text:span text:style-name="T2">Discussion and Post-lab questions:</text:span><text:span text:style-name="T1">Discussion/analysis of the results, whether correct or not. Did your observations/results make sense? Were they what you were expecting? Why or why not? Discuss any problems that you may have encountered while coding the lab. How did you fix them? Talk about what you learned, interesting/unexpected things that you observed, problems/limitations that the current approach may have, alternative solutions/approaches, etc. In this section you should also provide answers to the questions in the lab handout, if there are any.<text:tab/><text:tab/><text:tab/><text:tab/></text:span><text:span text:style-name="T2">15pts</text:span></text:p>
      <text:p text:style-name="P7"/>
      <text:p text:style-name="P2"><text:span text:style-name="T2">Code Section:</text:span><text:span text:style-name="T1">Your code should be properly indented and commented.<text:tab/></text:span></text:p>
      <text:p text:style-name="P2"><text:span text:style-name="T1"><text:tab/><text:tab/><text:tab/><text:tab/><text:tab/><text:tab/><text:tab/><text:tab/><text:tab/><text:tab/><text:tab/><text:tab/></text:span><text:span text:style-name="T2">5Pts</text:span></text:p>
      <text:p text:style-name="P7"/>
      <text:p text:style-name="P8">start up:</text:p>
      <text:p text:style-name="P8"><text:tab/>open rasberry pi terminal</text:p>
      <text:p text:style-name="P8"><text:tab/><text:tab/><text:span text:style-name="T7">username: pi</text:span></text:p>
      <text:p text:style-name="P3"><text:span text:style-name="T1"><text:tab/><text:tab/>password: </text:span><text:span text:style-name="T2">roomc1251</text:span></text:p>
      <text:p text:style-name="P3"><text:span text:style-name="T1"><text:tab/></text:span><text:span text:style-name="T4">regular terminal:</text:span></text:p>
      <text:p text:style-name="P3"><text:span text:style-name="T1"><text:tab/><text:tab/></text:span><text:span text:style-name="T4">eclipse: </text:span><text:span text:style-name="T3">eclipse &amp;</text:span></text:p>
      <text:p text:style-name="P9"/>
      <text:p text:style-name="P8"/>
      <text:p text:style-name="P14">pi comands:</text:p>
      <text:p text:style-name="P14"><text:tab/>make all</text:p>
      <text:p text:style-name="P14"><text:tab/>sudo insmod &lt;filename&gt;.ko</text:p>
      <text:p text:style-name="P14"><text:soft-page-break/><text:tab/>dmesg | tail -5</text:p>
      <text:p text:style-name="P14"><text:tab/>rmmod &lt;filename&gt;.ko</text:p>
      <text:p text:style-name="P14"><text:tab/></text:p>
      <text:p text:style-name="P14"/>
      <text:p text:style-name="P14"/>
      <text:p text:style-name="P8"/>
      <text:p text:style-name="P8"/>
      <text:p text:style-name="P8"/>
      <text:p text:style-name="P8">shut down:</text:p>
      <text:p text:style-name="P8"><text:tab/>sudo shutdown -h now</text:p>
      <text:p text:style-name="P8"/>
      <text:p text:style-name="P8"/>
      <text:p text:style-name="P8"/>
      <text:p text:style-name="P10">Rasberry pi:</text:p>
      <text:p text:style-name="P10"><text:tab/>40 pins, 32 general purpose</text:p>
      <text:p text:style-name="P10"><text:tab/>each pin has a register</text:p>
      <text:p text:style-name="P10"><text:tab/>controller copies data in register into disk</text:p>
      <text:p text:style-name="P10"><text:tab/></text:p>
      <text:p text:style-name="P10"><text:tab/>GPFSEL: function select register</text:p>
      <text:p text:style-name="P10"><text:tab/>GPLEV: </text:p>
      <text:p text:style-name="P10"/>
      <text:p text:style-name="P10"><text:tab/>GPFSEL0</text:p>
      <text:p text:style-name="P10"><text:tab/>GPFSET0</text:p>
      <text:p text:style-name="P10"><text:tab/>GPCLR0</text:p>
      <text:p text:style-name="P10"><text:tab/></text:p>
      <text:p text:style-name="P10"><text:tab/>All in chapter 6 of ARM Pripherals pdf</text:p>
      <text:p text:style-name="P10"><text:tab/></text:p>
      <text:p text:style-name="P10">GPIO address: 0x3F200000</text:p>
      <text:p text:style-name="P10">interrupt base: 0x3F20B000</text:p>
      <text:p text:style-name="P10"/>
      <text:p text:style-name="P11">0x3F….. NOT 0x7E for all addresses</text:p>
      <text:p text:style-name="P11"/>
      <text:p text:style-name="P11">BCM # look for in manual as physical channel</text:p>
      <text:p text:style-name="P11"/>
      <text:p text:style-name="P11">User Space program → OS → hardware</text:p>
      <text:p text:style-name="P11"><text:tab/>cannot Control + C to exit infinite while loop</text:p>
      <text:p text:style-name="P11"><text:tab/></text:p>
      <text:p text:style-name="P5"><text:span text:style-name="T5">program: lab1.c → compiling: lab1</text:span><text:span text:style-name="T1">.</text:span><text:span text:style-name="T5">o file → <text:s/>linking: .a: static, .so: dynamic libraries→ lab1.exe</text:span></text:p>
      <text:p text:style-name="P12"/>
      <text:p text:style-name="P12">kernel module doesn’t link, we use libraries only in the OS</text:p>
      <text:p text:style-name="P12"/>
      <text:p text:style-name="P12"/>
      <text:p text:style-name="P11">Lab 1:</text:p>
      <text:p text:style-name="P11"><text:tab/>turn on/off LEDS using Kernel Module</text:p>
      <text:p text:style-name="P11"><text:soft-page-break/></text:p>
      <text:p text:style-name="P11"/>
      <text:p text:style-name="P4"><text:span text:style-name="T1"><text:tab/>Kernel Module main </text:span><text:span text:style-name="T5">has 2 entrypoints (like main)</text:span><text:span text:style-name="T1">:</text:span></text:p>
      <text:p text:style-name="P11"><text:s/></text:p>
      <text:p text:style-name="P11">init_module(){</text:p>
      <text:p text:style-name="P11">}</text:p>
      <text:p text:style-name="P11">cleanup_module(){</text:p>
      <text:p text:style-name="P11">}</text:p>
      <text:p text:style-name="P11"/>
      <text:p text:style-name="P13">compile:</text:p>
      <text:p text:style-name="P13">lsmod</text:p>
      <text:p text:style-name="P12">sudo insmod Lab1.ko</text:p>
      <text:p text:style-name="P13">sudo rmmod Lab1.ko</text:p>
      <text:p text:style-name="P13">modinfo Lab1.ko</text:p>
      <text:p text:style-name="P6"/>
      <text:p text:style-name="P6">printk()</text:p>
      <text:p text:style-name="P6"><text:span text:style-name="T5">d</text:span><text:span text:style-name="T1">mesg </text:span><text:span text:style-name="T6">| tail -5</text:span><text:span text:style-name="T1">: </text:span></text:p>
      <text:p text:style-name="P12"/>
      <text:p text:style-name="P12"><text:tab/> </text:p>
      <text:p text:style-name="P12"/>
      <text:p text:style-name="P12"/>
      <text:p text:style-name="P16">map for pins on wiring pi</text:p>
      <text:p text:style-name="P15">https://pinout.xyz/pinout/pin3_gpio2#</text:p>
      <text:p text:style-name="P16">wiring pi guidebook</text:p>
      <text:p text:style-name="P16"><text:a xlink:type="simple" xlink:href="http://wiringpi.com/examples/gertboard-and-wiringpi/" text:style-name="Internet_20_link" text:visited-style-name="Visited_20_Internet_20_Link">http://wiringpi.com/examples/gertboard-and-wiringpi/</text:a></text:p>
      <text:p text:style-name="P16">sample of mmap</text:p>
      <text:p text:style-name="P17"><text:a xlink:type="simple" xlink:href="https://elinux.org/RPi_GPIO_Code_Samples#WiringPi" text:style-name="Internet_20_link" text:visited-style-name="Visited_20_Internet_20_Link">https://elinux.org/RPi_GPIO_Code_Samples#WiringPi</text:a><text:line-break/>sample for buttons</text:p>
      <text:p text:style-name="P17"><text:a xlink:type="simple" xlink:href="https://github.com/hamishcunningham/wiringpi/blob/master/examples/Gertboard/buttons.c" text:style-name="Internet_20_link" text:visited-style-name="Visited_20_Internet_20_Link">https://github.com/hamishcunningham/wiringpi/blob/master/examples/Gertboard/buttons.c</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4:17:17.612107747</meta:creation-date>
    <dc:date>2020-10-07T18:28:50.246995595</dc:date>
    <meta:editing-duration>PT1H39M41S</meta:editing-duration>
    <meta:editing-cycles>4</meta:editing-cycles>
    <meta:generator>LibreOffice/5.1.6.2$Linux_X86_64 LibreOffice_project/10m0$Build-2</meta:generator>
    <meta:document-statistic meta:table-count="0" meta:image-count="0" meta:object-count="0" meta:page-count="3" meta:paragraph-count="72" meta:word-count="428" meta:character-count="2884" meta:non-whitespace-character-count="2454"/>
  </office:meta>
</office:document-meta>
</file>